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  <style:text-properties fo:font-size="28pt" style:font-size-asian="28pt" style:font-size-complex="28pt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08c863" officeooo:paragraph-rsid="0008c863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08c863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0992ea" officeooo:paragraph-rsid="000992ea"/>
    </style:style>
    <style:style style:name="P7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</style:style>
    <style:style style:name="P8" style:family="paragraph" style:parent-style-name="Text_20_body" style:list-style-name="L6"/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officeooo:paragraph-rsid="0009c7ec"/>
    </style:style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Heading_20_3">
      <style:text-properties officeooo:paragraph-rsid="0009c7ec"/>
    </style:style>
    <style:style style:name="T1" style:family="text">
      <style:text-properties officeooo:rsid="0008c863"/>
    </style:style>
    <style:style style:name="T2" style:family="text">
      <style:text-properties style:font-name="FreeMono"/>
    </style:style>
    <style:style style:name="T3" style:family="text">
      <style:text-properties style:font-name="FreeMono" officeooo:rsid="0008c863"/>
    </style:style>
    <style:style style:name="T4" style:family="text">
      <style:text-properties style:font-name="FreeMono" officeooo:rsid="000b00ef"/>
    </style:style>
    <style:style style:name="T5" style:family="text">
      <style:text-properties officeooo:rsid="000b00ef"/>
    </style:style>
    <style:style style:name="T6" style:family="text">
      <style:text-properties officeooo:rsid="000d55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ecraft &amp; Python</text:p>
      <text:p text:style-name="P3">Dr W. H. Bell : <text:a xlink:type="simple" xlink:href="http://www.whbell.net/">http://www.whbell.net/</text:a></text:p>
      <text:p text:style-name="P1"/>
      <text:p text:style-name="P1">1) Read through the getting started information.</text:p>
      <text:p text:style-name="P1">2) Start running Idle for Python3 and Minecraft.</text:p>
      <text:p text:style-name="P1">3) <text:span text:style-name="T2">printPositionOnce.py</text:span> – load and run the program. <text:s/>Then move the player and rerun the program.</text:p>
      <text:p text:style-name="P1">4) <text:span text:style-name="T2">addBlockOnce.py</text:span> – load and run the program. <text:s/>Then change the block type and rerun the program.</text:p>
      <text:p text:style-name="P7"/>
      <text:h text:style-name="Heading_20_3" text:outline-level="3">Challenge : raining sand</text:h>
      <text:list xml:id="list8035219665012851615" text:style-name="L1">
        <text:list-item>
          <text:p text:style-name="P10">Create <text:span text:style-name="T4">SAND</text:span> blocks above the player in several places.</text:p>
        </text:list-item>
        <text:list-item>
          <text:p text:style-name="P10">Hint – copy and paste the <text:span text:style-name="T2">setBlock</text:span> <text:span text:style-name="T5">function call</text:span> several times with different coordinates.</text:p>
        </text:list-item>
      </text:list>
      <text:p text:style-name="P7"/>
      <text:p text:style-name="P1"/>
      <text:p text:style-name="P1">5) <text:span text:style-name="T2">printPosition.py</text:span> – load and run the program. <text:s/>Try moving the player around. <text:s/>This program contains a while loop and a sleep statement. <text:s/>Try changing the value in the sleep statement and rerun it.</text:p>
      <text:p text:style-name="P7"/>
      <text:h text:style-name="Heading_20_3" text:outline-level="3">Challenge : chasing blocks</text:h>
      <text:list xml:id="list271658069960350534" text:style-name="L2">
        <text:list-item>
          <text:p text:style-name="P11">Write a program that continues to create blocks where the player is.</text:p>
        </text:list-item>
        <text:list-item>
          <text:p text:style-name="P11">Hint – use a <text:span text:style-name="T2">while</text:span> loop.</text:p>
        </text:list-item>
      </text:list>
      <text:p text:style-name="P7"/>
      <text:p text:style-name="P1"/>
      <text:p text:style-name="P1">6) <text:span text:style-name="T2">createTriangle.py</text:span> – load and run the program. <text:s/>Try changing the size of the triangle, by altering the <text:span text:style-name="T2">setBlocks</text:span> function call and changing the limits of the <text:span text:style-name="T2">for</text:span> loop.</text:p>
      <text:p text:style-name="P7"/>
      <text:h text:style-name="Heading_20_3" text:outline-level="3">Challenge : pyramid</text:h>
      <text:list xml:id="list4101940956200837187" text:style-name="L3">
        <text:list-item>
          <text:p text:style-name="P12">Write a program to create a pyramid that is ten bricks high.</text:p>
        </text:list-item>
        <text:list-item>
          <text:p text:style-name="P12">Hint – start from the triangle example.</text:p>
        </text:list-item>
      </text:list>
      <text:p text:style-name="P1"/>
      <text:h text:style-name="Heading_20_3" text:outline-level="3">Challenge : bouncing brick</text:h>
      <text:list xml:id="list4391848137037925726" text:style-name="L4">
        <text:list-item>
          <text:p text:style-name="P13">Write a program where a block moves up and down.</text:p>
        </text:list-item>
        <text:list-item>
          <text:p text:style-name="P13">To do this use an <text:span text:style-name="T2">AIR</text:span> brick to perform the animation, removing <text:span text:style-name="T5">the last </text:span>brick before putting another <text:span text:style-name="T5">brick </text:span>in <text:span text:style-name="T5">the next position</text:span>.</text:p>
        </text:list-item>
      </text:list>
      <text:p text:style-name="P7"/>
      <text:p text:style-name="P1"/>
      <text:p text:style-name="P1"/>
      <text:p text:style-name="P1"><text:soft-page-break/>7) <text:span text:style-name="T2">checkPosition.py</text:span> – load and run the program.</text:p>
      <text:p text:style-name="P1">8) <text:span text:style-name="T2">changePositionOnce.py</text:span> – load and run the program. <text:s/>Try changing the position the player is moved to.</text:p>
      <text:p text:style-name="P7"/>
      <text:h text:style-name="Heading_20_3" text:outline-level="3">Challenge : monolith teleporter</text:h>
      <text:list xml:id="list8293359519682624635" text:style-name="L5">
        <text:list-item>
          <text:p text:style-name="P14">Write a program that transports the player to another place in the world when the get too close to the monolith.</text:p>
        </text:list-item>
        <text:list-item>
          <text:p text:style-name="P14">Hint – use the example programs.</text:p>
        </text:list-item>
      </text:list>
      <text:h text:style-name="P17" text:outline-level="3">Challenge : trapped</text:h>
      <text:list xml:id="list1868553748330130829" text:style-name="L6">
        <text:list-item>
          <text:p text:style-name="P8">Choose a trap area. <text:s/>When a player steps into the selected x-z plane, encase them in SAND.</text:p>
        </text:list-item>
      </text:list>
      <text:p text:style-name="P7"/>
      <text:p text:style-name="P1"/>
      <text:p text:style-name="P1">9) <text:span text:style-name="T2">checkDirection.py</text:span> – load and run the program. <text:s/>Then try moving about the screen. <text:s/><text:span text:style-name="T1">This program contains a function definition. <text:s/>The function returns a Vec3 object, which has x, y, and z components. <text:s/>This is the same object as </text:span><text:span text:style-name="T3">getPos()</text:span><text:span text:style-name="T1"> or </text:span><text:span text:style-name="T3">getTilePos()</text:span><text:span text:style-name="T1"> returns.</text:span></text:p>
      <text:p text:style-name="P7"/>
      <text:h text:style-name="Heading_20_3" text:outline-level="3">Challenge : magic bridge</text:h>
      <text:list xml:id="list8580065163327710631" text:style-name="L7">
        <text:list-item>
          <text:p text:style-name="P15">Create a program that produces a bridge of ice in front of the player.</text:p>
        </text:list-item>
      </text:list>
      <text:p text:style-name="P4"/>
      <text:h text:style-name="Heading_20_3" text:outline-level="3">Challenge : bulldozer</text:h>
      <text:list xml:id="list499426112715831422" text:style-name="L8">
        <text:list-item>
          <text:p text:style-name="P16">Write a program to remove blocks <text:span text:style-name="T6">from </text:span>in front of the player.</text:p>
        </text:list-item>
        <text:list-item>
          <text:p text:style-name="P16">Hint – use an AIR brick and the player direction.</text:p>
        </text:list-item>
      </text:list>
      <text:p text:style-name="P7"/>
      <text:p text:style-name="P5"/>
      <text:p text:style-name="P4">At the end of the class, blow up the world using TNT. <text:s/>Place a large amount of TNT, with one active block. <text:s/>Then smash the active block.</text:p>
      <text:p text:style-name="P5"/>
      <text:p text:style-name="P6">The full Python application programming interface for Minecraft is described at: <text:a xlink:type="simple" xlink:href="http://www.stuffaboutcode.com/p/minecraft-api-reference.html">http://www.stuffaboutcode.com/p/minecraft-api-reference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6T22:01:38.824876426</dc:date>
    <meta:generator>LibreOffice/4.2.8.2$Linux_x86 LibreOffice_project/420m0$Build-2</meta:generator>
    <meta:editing-duration>PT17H35M31S</meta:editing-duration>
    <meta:editing-cycles>11</meta:editing-cycles>
    <meta:document-statistic meta:table-count="0" meta:image-count="0" meta:object-count="0" meta:page-count="2" meta:paragraph-count="35" meta:word-count="431" meta:character-count="2530" meta:non-whitespace-character-count="2122"/>
  </office:meta>
</office:document-meta>
</file>